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pthread</text:p>
          </table:table-cell>
          <table:table-cell table:number-columns-repeated="2" office:value-type="string" calcext:value-type="string">
            <text:p>Time (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1" calcext:value-type="float">
            <text:p>991</text:p>
          </table:table-cell>
          <table:table-cell office:value-type="float" office:value="759.5" calcext:value-type="float">
            <text:p>759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5.555" calcext:value-type="float">
            <text:p>75.555</text:p>
          </table:table-cell>
          <table:table-cell office:value-type="float" office:value="66.38" calcext:value-type="float">
            <text:p>66.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04" calcext:value-type="float">
            <text:p>3.1604</text:p>
          </table:table-cell>
          <table:table-cell office:value-type="float" office:value="3.1934" calcext:value-type="float">
            <text:p>3.19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224" calcext:value-type="float">
            <text:p>0.3224</text:p>
          </table:table-cell>
          <table:table-cell office:value-type="float" office:value="0.3014" calcext:value-type="float">
            <text:p>0.3014</text:p>
          </table:table-cell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04.904" calcext:value-type="float">
            <text:p>1104.904</text:p>
          </table:table-cell>
          <table:table-cell office:value-type="float" office:value="1970.569" calcext:value-type="float">
            <text:p>1970.5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9.5719" calcext:value-type="float">
            <text:p>139.5719</text:p>
          </table:table-cell>
          <table:table-cell office:value-type="float" office:value="254.7245" calcext:value-type="float">
            <text:p>254.72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7477" calcext:value-type="float">
            <text:p>3.7477</text:p>
          </table:table-cell>
          <table:table-cell office:value-type="float" office:value="10.1579" calcext:value-type="float">
            <text:p>10.15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9661" calcext:value-type="float">
            <text:p>0.9661</text:p>
          </table:table-cell>
        </table:table-row>
        <table:table-row table:style-name="ro1">
          <table:table-cell office:value-type="string" calcext:value-type="string">
            <text:p>cache opt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242.2595" calcext:value-type="float">
            <text:p>242.25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15.7141" calcext:value-type="float">
            <text:p>15.71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.9155" calcext:value-type="float">
            <text:p>1.9155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5.0288" calcext:value-type="float">
            <text:p>35.0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3.2334" calcext:value-type="float">
            <text:p>3.2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9:03:15.092523139</meta:creation-date>
    <meta:editing-duration>PT1M23S</meta:editing-duration>
    <meta:editing-cycles>2</meta:editing-cycles>
    <meta:generator>LibreOffice/7.3.7.2$Linux_X86_64 LibreOffice_project/30$Build-2</meta:generator>
    <dc:date>2023-10-15T21:16:27.489062437</dc:date>
    <meta:document-statistic meta:table-count="1" meta:cell-count="46" meta:object-count="0"/>
  </office:meta>
</office:document-meta>
</file>